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7"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9"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style:text-underline-style="none"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L'ORAL</text:p>
      <text:p text:style-name="P1"/>
      <text:p text:style-name="P2">Introduction :</text:p>
      <text:p text:style-name="P3"/>
      <text:p text:style-name="P3">vue générale sur l'ensemble de la zone, avec du recul et en premier plan des éléments de pré salé :(par ordre d'importance) tamaris, phragmites, herbe basse type prairie, petits arbres (tq olivier de bohème...), blanquette, cannes de provence, ronces, joncs...</text:p>
      <text:p text:style-name="P5"><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6">(les termes du sujet) <text:span text:style-name="T2">regard interrogateur ou question du type « ça veut dire quoi » étaient la réaction la plus fréquente après que l'on ait énoncé notre problématique.</text:span></text:p>
      <text:p text:style-name="P5">Biotope : ensemble de critères physiques et chimiques homogènes sur une zone permettant de la définir comme écosystème</text:p>
      <text:p text:style-name="P5">Biocénose : ensemble des être vivants présent sur une zone</text:p>
      <text:p text:style-name="P5">l'inerte et le vivant, ou bien le contenant et le contenu</text:p>
      <text:p text:style-name="P3">sur l'image fixe visible, présence d'éléments permettant d'illustrer le propos :</text:p>
      <text:p text:style-name="P3">endroits où le sol est visible → influence de la nature du sol comme élément du biotope</text:p>
      <text:p text:style-name="P3">ciel visible → influence de la météo</text:p>
      <text:p text:style-name="P3">roubine ou étang → influence de la proximité de l'eau</text:p>
      <text:p text:style-name="P3">plantes et animaux → la biocénose</text:p>
      <text:p text:style-name="P5">citation d'exemples présents à l'écran</text:p>
      <text:p text:style-name="P6">(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6"><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5">Étude de la cause de ces variations.</text:p>
      <text:p text:style-name="P6">(comment répondre à cette question) <text:span text:style-name="T2">conseils de notre P1. Etude d'une zone précise afin d'avoir des éléments concrets de réponse. Choix d'une zone : la sansouïre en bordure de l'étang du Méjean. </text:span></text:p>
      <text:p text:style-name="P3">Pointage sur carte</text:p>
      <text:p text:style-name="P5">Proximité géographique, simplicité des facteurs, facilité d'identification de la biocénose.</text:p>
      <text:p text:style-name="P5">Zone rectangulaire : facilité de déplacement sur le sentier et d'observation des plantes qui le bordent. </text:p>
      <text:p text:style-name="P5">Etude chronologique : comparaison des observations faites à différents moments, afin d'en déduire des relations de cause à effet entre les éléments identifiés.</text:p>
      <text:p text:style-name="P5">Sorties à une fréquence mensuelle</text:p>
      <text:p text:style-name="P5"/>
      <text:p text:style-name="P12">(transition)<text:span text:style-name="T8"> </text:span><text:span text:style-name="T5">fortes pluies</text:span></text:p>
      <text:p text:style-name="P12"><text:span text:style-name="T8">préparation de la sortie en notant la météo.</text:span></text:p>
      <text:p text:style-name="P5"/>
      <text:list xml:id="list914387012775335914" text:style-name="L1">
        <text:list-item>
          <text:p text:style-name="P7">Première sortie, premier contact</text:p>
        </text:list-item>
      </text:list>
      <text:p text:style-name="P3"/>
      <text:p text:style-name="P3">déplacement de la caméra vers l'arrêt 1, à environ un tiers de la zone d'étude.</text:p>
      <text:p text:style-name="P3">Indicateur temporel : la date de la sortie 21/10 ou le mois dans un coin</text:p>
      <text:p text:style-name="P3">indicateur thermique : 20 °C</text:p>
      <text:p text:style-name="P3">environnement : brouillard sur l'étang</text:p>
      <text:p text:style-name="P3">couleur de la sansouïre : vert, avec quelques tons rouge/jaune</text:p>
      <text:p text:style-name="P3">prédominance de salicorne</text:p>
      <text:p text:style-name="P6"><text:soft-page-break/>(préparation de la sortie) <text:span text:style-name="T2">on avait pas trop d'idées, on s'était pas trop préparés... (soyons honnêtes)</text:span></text:p>
      <text:p text:style-name="P5">renseignements sur le temps qu'il avait fait avant notre sortie, en cas de csq observables : antécédents pluvieux.</text:p>
      <text:p text:style-name="P5">on avait lu quelques livres pour avoir quelques idées de ce à quoi s'attendre, fait quelques recherches pour savoir quels étaient les différents points à étudier, et reçu quelques conseils de nos parents.</text:p>
      <text:p text:style-name="P6"><text:span text:style-name="T2">En conséquence, on savait d'avance que les différentes plantes qu'on observerait seraient la salicorne l'obione et la soude. <text:s/></text:span><text:span text:style-name="T3">Éventuellement, apparition de trois plants côte à côte,pour montrer leur caractéristiques générales qui nous ont permis de les reconnaître, puis disparition.</text:span></text:p>
      <text:p text:style-name="P6">(observation des plantes) <text:span text:style-name="T2">La salicorne : prédominante (70%), habitat continu, </text:span></text:p>
      <text:p text:style-name="P3">éventuellement, les plants de salicorne parmi la sansouire, en surbrillance</text:p>
      <text:p text:style-name="P5">en phase de défloraison </text:p>
      <text:p text:style-name="P3">zoom sur un plant de salicorne avec apparition de ce détail</text:p>
      <text:p text:style-name="P5">cohérent avec nos recherches qui nous ont appris que la période de floraison des plantes de la sansouïre est en fin d'été.</text:p>
      <text:p text:style-name="P5">La soude : nous n'avons vu qu'un plant (en raison je crois, d'une erreur d'identification...), habitat isolé (logique). Plant de salsola soda. Phénologie : végète.</text:p>
      <text:p text:style-name="P3">Zoom sur un plant de salsola soda</text:p>
      <text:p text:style-name="P6"><text:span text:style-name="T2">L'obione : occupe 30 %, habitat dispersé, </text:span><text:span text:style-name="T3">éventuellement obione en surbrillance</text:span></text:p>
      <text:p text:style-name="P6"><text:span text:style-name="T2">En fleur, </text:span><text:span text:style-name="T3">zoom sur un plants d'obione, avec apparition de ce détail.</text:span></text:p>
      <text:p text:style-name="P6">(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3">Premier graphique de répartition de la flore en fonction de la distance à l'eau.</text:p>
      <text:p text:style-name="P5">Imprécision not. dans la mesure des « 5 mètres ».</text:p>
      <text:p text:style-name="P6">(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6">(activité humaine) <text:span text:style-name="T2">forte présence de déchets. </text:span><text:span text:style-name="T3">Zoom sur le sol/les plantes + apparition de déchets plastiques et bouts de bois manufacturés.</text:span></text:p>
      <text:p text:style-name="P6">(premier relevé de dénivelé) <text:span text:style-name="T2">à vue de nez, on était pas sûr de son utilité.</text:span></text:p>
      <text:p text:style-name="P3">1er graphique de dénivelé</text:p>
      <text:p text:style-name="P3"/>
      <text:p text:style-name="P12">(transition)<text:span text:style-name="T8"> </text:span><text:span text:style-name="T5">la caméra se déplace jusqu'à l'arrêt suivant. Soleil.</text:span></text:p>
      <text:p text:style-name="P6"><text:span text:style-name="T2">Échange avec les professeurs : plus grande précision dans nos mesures, notamment le dénivelé. Réflexion concernant les mesures (données du web, altimètre...). Choix d'une autre méthode.</text:span></text:p>
      <text:p text:style-name="P5"/>
      <text:p text:style-name="P3">II-Deuxième sortie, le relevé de dénivelé</text:p>
      <text:p text:style-name="P6"/>
      <text:p text:style-name="P3">couleur dominante marron-jaune</text:p>
      <text:p text:style-name="P5"><text:span text:style-name="T4">pas de nuages</text:span></text:p>
      <text:p text:style-name="P5"><text:span text:style-name="T4">indicateur temporel et thermique : 19/11 température : 19,5°C,</text:span> antécédents = beau temps.</text:p>
      <text:p text:style-name="P5">Objectifs : Mesure habituelles, mesure de surface pour une plus grande précision dans le relevé de répartition, prélèvement de sol (qui sera abandonné par la suite) et d'eau pour une mesure de salinité.</text:p>
      <text:p text:style-name="P6">(relevé habituels)</text:p>
      <text:p text:style-name="P3"/>
      <text:p text:style-name="P6">(relevé de dénivelé) <text:span text:style-name="T2">: explication de la méthode avec le tuyau</text:span></text:p>
      <text:p text:style-name="P3">éventuellement un déplacement de la caméra de façon a pouvoir observer le dénivelé mesuré. (Cela <text:soft-page-break/>nécessite d'avoir un dénivelé très proche dans la simulation à celui qu'il peut y avoir en vrai.</text:p>
      <text:p text:style-name="P3">Schéma explicatif de cette méthode</text:p>
      <text:p text:style-name="P5">difficultés qu'on a rencontrées.</text:p>
      <text:p text:style-name="P5">Des résultats satisfaisants (et surtout cohérents).</text:p>
      <text:p text:style-name="P3">Graphique du relevé de dénivelé avec les nouveaux résultats.</text:p>
      <text:p text:style-name="P3"/>
      <text:p text:style-name="P5"><text:span text:style-name="T1">(éléments notables) </text:span>: « Beaucoup » d'oiseaux <text:span text:style-name="T4">apparition de beaucoup d'oiseaux (surtout flamands roses)</text:span>, eau claire</text:p>
      <text:p text:style-name="P5"/>
      <text:p text:style-name="P3"/>
      <text:p text:style-name="P4">(répartition très similaire) : <text:span text:style-name="T2">disparition du plant de soude au milieu</text:span><text:span text:style-name="T6"> (?) Inquiétude quand au fait qu'il y ait trop peu de variations à mesurer pour pouvoir en déduire de véritables relations. Observation : La répartition ne varie pas beaucoup. </text:span><text:span text:style-name="T2">(Apparition des deux graphiques de répartition)</text:span><text:span text:style-name="T6">.</text:span></text:p>
      <text:p text:style-name="P5"/>
      <text:p text:style-name="P4"><text:span text:style-name="T6">(</text:span><text:span text:style-name="T7">observations</text:span><text:span text:style-name="T6">) : odeur neutre, couleur dominante marron-jaune. Moins de déchets.</text:span></text:p>
      <text:p text:style-name="P5"/>
      <text:list xml:id="list8750631944089213639" text:style-name="L2">
        <text:list-item>
          <text:p text:style-name="P9">Dernière sortie terrain, des conclusions à tirer</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4H13M16S</meta:editing-duration>
    <meta:editing-cycles>6</meta:editing-cycles>
    <meta:generator>OpenOffice/4.1.5$Win32 OpenOffice.org_project/415m1$Build-9789</meta:generator>
    <dc:date>2018-02-28T16:29:04.39</dc:date>
    <dc:creator>Silène Godard-Cadillac</dc:creator>
    <meta:document-statistic meta:table-count="0" meta:image-count="0" meta:object-count="0" meta:page-count="3" meta:paragraph-count="70" meta:word-count="1147" meta:character-count="7219"/>
  </office:meta>
</office:document-meta>
</file>